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7.04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pic</text:p>
          </table:table-cell>
          <table:table-cell office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string">
            <text:p>Session 1</text:p>
          </table:table-cell>
          <table:table-cell table:style-name="ce1" office:value-type="string">
            <text:p>Introduction &amp; Getting Started</text:p>
          </table:table-cell>
          <table:table-cell office:value-type="string">
            <text:p>2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What is the buzz around AI, ML, Deep learning, Neural networks, Analytics. What do all of these areas mean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at is supervised vs unsupervised learning ? What is regression and classification 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mon Applications/Use cases of these are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rtups - Where is the industry heading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fferent types of roles in these are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s <text:s/>used - Amazon Web Services, Python, Python packages to be us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roduction to Python for machine learn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roduction to packages packages - Deep dive Numpy, Scipy, Pandas and scikit-lear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talling Python Modu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ssion 2</text:p>
          </table:table-cell>
          <table:table-cell table:style-name="ce1" office:value-type="string">
            <text:p>Leveraging Python </text:p>
          </table:table-cell>
          <table:table-cell office:value-type="string">
            <text:p>2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sing Python for machine learn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ython Handson - Function, looping techniques, list comprehensions, Too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ssignments and Exercis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ython Handson - Numpy, pandas and scikit lear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ssion 3</text:p>
          </table:table-cell>
          <table:table-cell table:style-name="ce1" office:value-type="string">
            <text:p>Top Algorithms used in machine learning</text:p>
          </table:table-cell>
          <table:table-cell office:value-type="string">
            <text:p>3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dustry use cases - startups &amp; who uses wh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ypes of data &amp; problem formul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ands on - A) Classfication &amp; B) Regression Algorithms C) Unsupervised learn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) Algorithms for classif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) KN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) Decision Tre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) Naïve Bay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4) Logistic Reg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) Support Vector Machi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ssion 4</text:p>
          </table:table-cell>
          <table:table-cell table:style-name="ce1" office:value-type="string">
            <text:p>Top Algorithms used in machine learning (Contd.) </text:p>
          </table:table-cell>
          <table:table-cell office:value-type="string">
            <text:p>3 hou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nds on - A) Classfication &amp; B) Regression Algorithms C) Upsupervised learn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)Algorithms for Reg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.Linear Reg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 Tree based Reg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) Unsupervised Learning Algorith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. K means clusteri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2. Principle Component Analysi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ke Home Assign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utting it all together &amp; next steps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6/02/2018</text:date>, <text:time>19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9:53:14.25</dc:date>
    <dc:creator>sandeep laik</dc:creator>
    <meta:document-statistic meta:table-count="1" meta:cell-count="45" meta:object-count="0"/>
    <meta:generator>OpenOffice/4.1.5$Win32 OpenOffice.org_project/415m1$Build-9789</meta:generator>
  </office:meta>
</office:document-meta>
</file>